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131963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71.0"/>
          <table:table-cell office:value-type="float" office:value="1146.0"/>
          <table:table-cell office:value-type="float" office:value="946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110715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.0"/>
          <table:table-cell office:value-type="float" office:value="678.0"/>
          <table:table-cell office:value-type="float" office:value="177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.0"/>
          <table:table-cell office:value-type="float" office:value="1838.0"/>
          <table:table-cell office:value-type="float" office:value="1409.0"/>
          <table:table-cell office:value-type="float" office:value="1306.0"/>
          <table:table-cell office:value-type="float" office:value="685.0"/>
          <table:table-cell office:value-type="float" office:value="2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387954"/>
          <table:table-cell office:value-type="float" office:value="0.336"/>
          <table:table-cell office:value-type="float" office:value="0.28"/>
          <table:table-cell office:value-type="float" office:value="66895.0"/>
          <table:table-cell office:value-type="float" office:value="0.0"/>
          <table:table-cell office:value-type="float" office:value="107.0"/>
          <table:table-cell office:value-type="float" office:value="7408.0"/>
          <table:table-cell office:value-type="float" office:value="74335.0"/>
          <table:table-cell office:value-type="float" office:value="633.0"/>
          <table:table-cell office:value-type="float" office:value="1780.0"/>
          <table:table-cell office:value-type="float" office:value="39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2.0"/>
          <table:table-cell office:value-type="float" office:value="1641.0"/>
          <table:table-cell office:value-type="float" office:value="1299.0"/>
          <table:table-cell office:value-type="float" office:value="1142.0"/>
          <table:table-cell office:value-type="float" office:value="379.0"/>
          <table:table-cell office:value-type="float" office:value="2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097996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.0"/>
          <table:table-cell office:value-type="float" office:value="994.0"/>
          <table:table-cell office:value-type="float" office:value="86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129263"/>
          <table:table-cell office:value-type="float" office:value="0.09"/>
          <table:table-cell office:value-type="float" office:value="0.0"/>
          <table:table-cell office:value-type="float" office:value="18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1.0"/>
          <table:table-cell office:value-type="float" office:value="784.0"/>
          <table:table-cell office:value-type="float" office:value="2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.0"/>
          <table:table-cell office:value-type="float" office:value="1997.0"/>
          <table:table-cell office:value-type="float" office:value="1291.0"/>
          <table:table-cell office:value-type="float" office:value="1338.0"/>
          <table:table-cell office:value-type="float" office:value="372.0"/>
          <table:table-cell office:value-type="float" office:value="2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477167"/>
          <table:table-cell office:value-type="float" office:value="0.43"/>
          <table:table-cell office:value-type="float" office:value="0.39"/>
          <table:table-cell office:value-type="float" office:value="35539.0"/>
          <table:table-cell office:value-type="float" office:value="0.0"/>
          <table:table-cell office:value-type="float" office:value="90.0"/>
          <table:table-cell office:value-type="float" office:value="4858.0"/>
          <table:table-cell office:value-type="float" office:value="40430.0"/>
          <table:table-cell office:value-type="float" office:value="1487.0"/>
          <table:table-cell office:value-type="float" office:value="3885.0"/>
          <table:table-cell office:value-type="float" office:value="39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1.0"/>
          <table:table-cell office:value-type="float" office:value="3259.0"/>
          <table:table-cell office:value-type="float" office:value="2028.0"/>
          <table:table-cell office:value-type="float" office:value="2051.0"/>
          <table:table-cell office:value-type="float" office:value="483.0"/>
          <table:table-cell office:value-type="float" office:value="2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15.9069"/>
          <table:table-cell office:value-type="float" office:value="15.861"/>
          <table:table-cell office:value-type="float" office:value="15.84"/>
          <table:table-cell office:value-type="float" office:value="1682922.0"/>
          <table:table-cell office:value-type="float" office:value="0.0"/>
          <table:table-cell office:value-type="float" office:value="2044.0"/>
          <table:table-cell office:value-type="float" office:value="218904.0"/>
          <table:table-cell office:value-type="float" office:value="1901939.0"/>
          <table:table-cell office:value-type="float" office:value="1352.0"/>
          <table:table-cell office:value-type="float" office:value="3479.0"/>
          <table:table-cell office:value-type="float" office:value="39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9.0"/>
          <table:table-cell office:value-type="float" office:value="3013.0"/>
          <table:table-cell office:value-type="float" office:value="1893.0"/>
          <table:table-cell office:value-type="float" office:value="1905.0"/>
          <table:table-cell office:value-type="float" office:value="462.0"/>
          <table:table-cell office:value-type="float" office:value="2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068766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30.0"/>
          <table:table-cell office:value-type="float" office:value="1738.0"/>
          <table:table-cell office:value-type="float" office:value="141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1.07941"/>
          <table:table-cell office:value-type="float" office:value="1.052"/>
          <table:table-cell office:value-type="float" office:value="1.01"/>
          <table:table-cell office:value-type="float" office:value="104498.0"/>
          <table:table-cell office:value-type="float" office:value="0.0"/>
          <table:table-cell office:value-type="float" office:value="447.0"/>
          <table:table-cell office:value-type="float" office:value="30683.0"/>
          <table:table-cell office:value-type="float" office:value="135216.0"/>
          <table:table-cell office:value-type="float" office:value="1481.0"/>
          <table:table-cell office:value-type="float" office:value="3873.0"/>
          <table:table-cell office:value-type="float" office:value="39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5.0"/>
          <table:table-cell office:value-type="float" office:value="3261.0"/>
          <table:table-cell office:value-type="float" office:value="2030.0"/>
          <table:table-cell office:value-type="float" office:value="2055.0"/>
          <table:table-cell office:value-type="float" office:value="499.0"/>
          <table:table-cell office:value-type="float" office:value="2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34.301"/>
          <table:table-cell office:value-type="float" office:value="134.25"/>
          <table:table-cell office:value-type="float" office:value="134.23"/>
          <table:table-cell office:value-type="float" office:value="21225091.0"/>
          <table:table-cell office:value-type="float" office:value="0.0"/>
          <table:table-cell office:value-type="float" office:value="32250.0"/>
          <table:table-cell office:value-type="float" office:value="4308280.0"/>
          <table:table-cell office:value-type="float" office:value="25533464.0"/>
          <table:table-cell office:value-type="float" office:value="1423.0"/>
          <table:table-cell office:value-type="float" office:value="3679.0"/>
          <table:table-cell office:value-type="float" office:value="39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9.0"/>
          <table:table-cell office:value-type="float" office:value="3133.0"/>
          <table:table-cell office:value-type="float" office:value="1964.0"/>
          <table:table-cell office:value-type="float" office:value="1974.0"/>
          <table:table-cell office:value-type="float" office:value="472.0"/>
          <table:table-cell office:value-type="float" office:value="2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131002"/>
          <table:table-cell office:value-type="float" office:value="0.091"/>
          <table:table-cell office:value-type="float" office:value="0.08"/>
          <table:table-cell office:value-type="float" office:value="10164.0"/>
          <table:table-cell office:value-type="float" office:value="0.0"/>
          <table:table-cell office:value-type="float" office:value="120.0"/>
          <table:table-cell office:value-type="float" office:value="7713.0"/>
          <table:table-cell office:value-type="float" office:value="17884.0"/>
          <table:table-cell office:value-type="float" office:value="1036.0"/>
          <table:table-cell office:value-type="float" office:value="1885.0"/>
          <table:table-cell office:value-type="float" office:value="39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6.0"/>
          <table:table-cell office:value-type="float" office:value="2720.0"/>
          <table:table-cell office:value-type="float" office:value="2090.0"/>
          <table:table-cell office:value-type="float" office:value="1881.0"/>
          <table:table-cell office:value-type="float" office:value="1064.0"/>
          <table:table-cell office:value-type="float" office:value="25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069528"/>
          <table:table-cell office:value-type="float" office:value="0.033"/>
          <table:table-cell office:value-type="float" office:value="0.01"/>
          <table:table-cell office:value-type="float" office:value="1017.0"/>
          <table:table-cell office:value-type="float" office:value="0.0"/>
          <table:table-cell office:value-type="float" office:value="6.0"/>
          <table:table-cell office:value-type="float" office:value="218.0"/>
          <table:table-cell office:value-type="float" office:value="1240.0"/>
          <table:table-cell office:value-type="float" office:value="1317.0"/>
          <table:table-cell office:value-type="float" office:value="3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7.0"/>
          <table:table-cell office:value-type="float" office:value="3207.0"/>
          <table:table-cell office:value-type="float" office:value="1940.0"/>
          <table:table-cell office:value-type="float" office:value="2085.0"/>
          <table:table-cell office:value-type="float" office:value="537.0"/>
          <table:table-cell office:value-type="float" office:value="25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0988921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35.0"/>
          <table:table-cell office:value-type="float" office:value="2018.0"/>
          <table:table-cell office:value-type="float" office:value="1727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6.5718"/>
          <table:table-cell office:value-type="float" office:value="6.517"/>
          <table:table-cell office:value-type="float" office:value="6.47"/>
          <table:table-cell office:value-type="float" office:value="912360.0"/>
          <table:table-cell office:value-type="float" office:value="0.0"/>
          <table:table-cell office:value-type="float" office:value="1548.0"/>
          <table:table-cell office:value-type="float" office:value="153447.0"/>
          <table:table-cell office:value-type="float" office:value="1065833.0"/>
          <table:table-cell office:value-type="float" office:value="1581.0"/>
          <table:table-cell office:value-type="float" office:value="3986.0"/>
          <table:table-cell office:value-type="float" office:value="39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02.0"/>
          <table:table-cell office:value-type="float" office:value="3710.0"/>
          <table:table-cell office:value-type="float" office:value="2232.0"/>
          <table:table-cell office:value-type="float" office:value="2401.0"/>
          <table:table-cell office:value-type="float" office:value="622.0"/>
          <table:table-cell office:value-type="float" office:value="25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130.84"/>
          <table:table-cell office:value-type="float" office:value="130.79"/>
          <table:table-cell office:value-type="float" office:value="130.73"/>
          <table:table-cell office:value-type="float" office:value="19447974.0"/>
          <table:table-cell office:value-type="float" office:value="0.0"/>
          <table:table-cell office:value-type="float" office:value="39931.0"/>
          <table:table-cell office:value-type="float" office:value="6871918.0"/>
          <table:table-cell office:value-type="float" office:value="26319931.0"/>
          <table:table-cell office:value-type="float" office:value="1519.0"/>
          <table:table-cell office:value-type="float" office:value="3890.0"/>
          <table:table-cell office:value-type="float" office:value="39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1.0"/>
          <table:table-cell office:value-type="float" office:value="3617.0"/>
          <table:table-cell office:value-type="float" office:value="2189.0"/>
          <table:table-cell office:value-type="float" office:value="2348.0"/>
          <table:table-cell office:value-type="float" office:value="625.0"/>
          <table:table-cell office:value-type="float" office:value="25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239.209"/>
          <table:table-cell office:value-type="float" office:value="239.169"/>
          <table:table-cell office:value-type="float" office:value="239.12"/>
          <table:table-cell office:value-type="float" office:value="23977584.0"/>
          <table:table-cell office:value-type="float" office:value="0.0"/>
          <table:table-cell office:value-type="float" office:value="70448.0"/>
          <table:table-cell office:value-type="float" office:value="11891485.0"/>
          <table:table-cell office:value-type="float" office:value="35869210.0"/>
          <table:table-cell office:value-type="float" office:value="2208.0"/>
          <table:table-cell office:value-type="float" office:value="5370.0"/>
          <table:table-cell office:value-type="float" office:value="40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15.0"/>
          <table:table-cell office:value-type="float" office:value="4825.0"/>
          <table:table-cell office:value-type="float" office:value="2886.0"/>
          <table:table-cell office:value-type="float" office:value="3011.0"/>
          <table:table-cell office:value-type="float" office:value="712.0"/>
          <table:table-cell office:value-type="float" office:value="25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107652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31.0"/>
          <table:table-cell office:value-type="float" office:value="2726.0"/>
          <table:table-cell office:value-type="float" office:value="2263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200.0"/>
          <table:table-cell office:value-type="float" office:value="1199.995"/>
          <table:table-cell office:value-type="float" office:value="1199.95"/>
          <table:table-cell office:value-type="float" office:value="172359210.0"/>
          <table:table-cell office:value-type="float" office:value="1.0"/>
          <table:table-cell office:value-type="float" office:value="131067.0"/>
          <table:table-cell office:value-type="float" office:value="23184917.0"/>
          <table:table-cell office:value-type="float" office:value="195544237.0"/>
          <table:table-cell office:value-type="float" office:value="1832.0"/>
          <table:table-cell office:value-type="float" office:value="4954.0"/>
          <table:table-cell office:value-type="float" office:value="40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9.0"/>
          <table:table-cell office:value-type="float" office:value="4098.0"/>
          <table:table-cell office:value-type="float" office:value="3128.0"/>
          <table:table-cell office:value-type="float" office:value="2746.0"/>
          <table:table-cell office:value-type="float" office:value="748.0"/>
          <table:table-cell office:value-type="float" office:value="25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114.194"/>
          <table:table-cell office:value-type="float" office:value="114.145"/>
          <table:table-cell office:value-type="float" office:value="114.1"/>
          <table:table-cell office:value-type="float" office:value="10864754.0"/>
          <table:table-cell office:value-type="float" office:value="0.0"/>
          <table:table-cell office:value-type="float" office:value="24572.0"/>
          <table:table-cell office:value-type="float" office:value="3490969.0"/>
          <table:table-cell office:value-type="float" office:value="14355800.0"/>
          <table:table-cell office:value-type="float" office:value="2197.0"/>
          <table:table-cell office:value-type="float" office:value="5363.0"/>
          <table:table-cell office:value-type="float" office:value="40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08.0"/>
          <table:table-cell office:value-type="float" office:value="4828.0"/>
          <table:table-cell office:value-type="float" office:value="2887.0"/>
          <table:table-cell office:value-type="float" office:value="3022.0"/>
          <table:table-cell office:value-type="float" office:value="720.0"/>
          <table:table-cell office:value-type="float" office:value="25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099307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5.0"/>
          <table:table-cell office:value-type="float" office:value="2838.0"/>
          <table:table-cell office:value-type="float" office:value="2368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